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93.07pt" svg:y="32.51pt">
            <loext:p draw:notify-on-update-of-ranges="Sheet1.B3:Sheet1.B95 Sheet1.A3:Sheet1.A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/00/0000</text:date>, <text:time style:data-style-name="N2" text:time-value="13:58:31.200724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3:41:16.804630547</meta:creation-date>
    <dc:date>2019-03-26T14:01:41.553361707</dc:date>
    <meta:editing-duration>PT8M47S</meta:editing-duration>
    <meta:editing-cycles>2</meta:editing-cycles>
    <meta:generator>LibreOffice/5.1.6.2$Linux_X86_64 LibreOffice_project/10m0$Build-2</meta:generator>
    <meta:document-statistic meta:table-count="1" meta:cell-count="1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5.681cm" svg:y="0.316cm" chart:style-name="ch2">
          <text:p>LOCO Profiling results</text:p>
        </chart:title>
        <chart:plot-area chart:style-name="ch3" table:cell-range-address="Sheet1.A3:Sheet1.B95" svg:x="1.331cm" svg:y="1.275cm" svg:width="14.349cm" svg:height="6.564cm">
          <chartooo:coordinate-region svg:x="2.323cm" svg:y="1.474cm" svg:width="13.077cm" svg:height="5.718cm"/>
          <chart:axis chart:dimension="x" chart:name="primary-x" chart:style-name="ch4">
            <chart:title svg:x="7.588cm" svg:y="8.019cm" chart:style-name="ch5">
              <text:p>Exec time, s</text:p>
            </chart:title>
          </chart:axis>
          <chart:axis chart:dimension="y" chart:name="primary-y" chart:style-name="ch4">
            <chart:title svg:x="0.451cm" svg:y="5.157cm" chart:style-name="ch6">
              <text:p>Rule ID</text:p>
            </chart:title>
            <chart:grid chart:style-name="ch7" chart:class="major"/>
          </chart:axis>
          <chart:series chart:style-name="ch8" chart:values-cell-range-address="Sheet1.A3:Sheet1.A95" chart:class="chart:scatter">
            <chart:domain table:cell-range-address="Sheet1.B3:Sheet1.B95"/>
            <chart:data-point chart:repeated="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">
                <text:p>78</text:p>
                <draw:g>
                  <svg:desc>Sheet1.B3:Sheet1.B95</svg:desc>
                </draw:g>
              </table:table-cell>
              <table:table-cell office:value-type="float" office:value="31">
                <text:p>31</text:p>
                <draw:g>
                  <svg:desc>Sheet1.A3:Sheet1.A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">
                <text:p>5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">
                <text:p>52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1">
                <text:p>141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6">
                <text:p>136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">
                <text:p>53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">
                <text:p>51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">
                <text:p>51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">
                <text:p>69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">
                <text:p>48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">
                <text:p>3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">
                <text:p>36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">
                <text:p>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">
                <text:p>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">
                <text:p>54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0">
                <text:p>130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7">
                <text:p>137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">
                <text:p>51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">
                <text:p>41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">
                <text:p>48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">
                <text:p>4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">
                <text:p>45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">
                <text:p>16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">
                <text:p>3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">
                <text:p>3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">
                <text:p>3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">
                <text:p>3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">
                <text:p>3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">
                <text:p>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">
                <text:p>4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